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ia 80 <text:s/>odcinek 03</text:p>
      <text:p text:style-name="P1"/>
      <text:p text:style-name="P2">I Etap</text:p>
      <text:p text:style-name="P2"/>
      <text:p text:style-name="P3">jaki najwyższy stopień wojskowy nosił Józef Piłsudski <text:s text:c="27"/><text:span text:style-name="T1"><text:s text:c="3"/>marszałek</text:span></text:p>
      <text:p text:style-name="P3">w Polsce kierowcy mają obowiązek jazdy na światłach mijania <text:s text:c="17"/><text:span text:style-name="T1">cały rok</text:span></text:p>
      <text:p text:style-name="P3">liczba pojedyńcza rzeczownika przegrzebki <text:s text:c="48"/><text:span text:style-name="T1">przegrzebek</text:span></text:p>
      <text:p text:style-name="P3">w którym państwie wylądowali przybysze z kosmosu w filmie Spielberga Bliskie spotkania trzeciego stopnia <text:s text:c="90"/><text:span text:style-name="T1"><text:s/>USA</text:span></text:p>
      <text:p text:style-name="P3">ile kręgli można max przewrócić jednym rzutem <text:s text:c="39"/><text:span text:style-name="T1"><text:s text:c="2"/>10</text:span></text:p>
      <text:p text:style-name="P3">czy Bolesław Kędzierzawy był koronowany na króla Polski <text:s text:c="22"/><text:span text:style-name="T1"><text:s/>NIE</text:span></text:p>
      <text:p text:style-name="P3">jakim skrótem oznacza się decymetr <text:s text:c="59"/><text:span text:style-name="T1"><text:s/>dm</text:span></text:p>
      <text:p text:style-name="P3">powiedzenie mówi, ze coś rośnie jak grzyby po <text:s text:c="40"/><text:span text:style-name="T1"><text:s text:c="2"/>deszczi</text:span></text:p>
      <text:p text:style-name="P3">jak nazywa się średniowieczna twierdza i więzienie w centrum Londynu <text:s text:c="11"/><text:span text:style-name="T1"><text:s/>Tower</text:span></text:p>
      <text:p text:style-name="P3">czy Jan Kiepura śpiewał w mediolańskiej operze La Scala <text:s text:c="24"/><text:span text:style-name="T1">TAK</text:span></text:p>
      <text:p text:style-name="P3">wyznawcy ktorej religii obchodzą święto purim <text:s text:c="40"/><text:span text:style-name="T1"><text:s/>judaizm</text:span></text:p>
      <text:p text:style-name="P3">taniec w którym panie proszą panów określany jest słowem oznaczającym barwę którym</text:p>
      <text:p text:style-name="P3">czy poza pieniędzmi laureatom Nagrody Nobla przyznawane są medale <text:s text:c="12"/><text:span text:style-name="T1">TAK</text:span></text:p>
      <text:p text:style-name="P3">w którym mieście po raz 25 odbył się Bieg Niepodległości <text:s text:c="23"/><text:span text:style-name="T1">Warszawa</text:span></text:p>
      <text:p text:style-name="P3">jak nazywają się nożyce ogrodnicze do cięcia pędów i gałęzi <text:s text:c="19"/><text:span text:style-name="T1"><text:s/>sekator</text:span></text:p>
      <text:p text:style-name="P3">ile wynosi iloraz takich samych liczb różnych od zera <text:s text:c="31"/><text:span text:style-name="T1">jeden</text:span></text:p>
      <text:p text:style-name="P3">jakiej narodowości był Juliusz Verne <text:s text:c="57"/><text:span text:style-name="T1"><text:s/>Francuz</text:span></text:p>
      <text:p text:style-name="P3">które zwierzę wykorzystywane jest w hipoterapii <text:s text:c="35"/><text:span text:style-name="T1"><text:s text:c="3"/>konie</text:span></text:p>
      <text:p text:style-name="P3">na którym kontynencie leży państwo Czad <text:s text:c="47"/><text:span text:style-name="T1"><text:s/>Afryka</text:span></text:p>
      <text:p text:style-name="P3">biały samochód na niebieskim tle to autostrada czy droga ekspresowa</text:p>
      <text:p text:style-name="P3"/>
      <text:p text:style-name="P2">II Etap</text:p>
      <text:p text:style-name="P2"/>
      <text:p text:style-name="P3">którą liczbę naturalną zapiszemy w rzymskim systemie DC <text:s text:c="19"/><text:span text:style-name="T1"><text:s/>600</text:span></text:p>
      <text:p text:style-name="P3">federalna agencja ds. wywiadu to CIA czy FBI <text:s text:c="38"/><text:span text:style-name="T1"><text:s text:c="2"/>FBI </text:span></text:p>
      <text:p text:style-name="P3">która rocznica przystąpienia Polski do UE przypada w 2014</text:p>
      <text:p text:style-name="P3">co oznacza pochodzące z łaciny słowo asekuracja <text:s text:c="32"/><text:span text:style-name="T1">ubezpieczenie</text:span></text:p>
      <text:p text:style-name="P3">jak nazywał się wielki włochaty wymarły gatunek ssaka z epoki plejstocenu <text:s text:c="3"/><text:span text:style-name="T1"><text:s/>mamut</text:span></text:p>
      <text:p text:style-name="P3">miozyna to białko czy tłuszcz</text:p>
      <text:p text:style-name="P3">w którym państwie w XX wieku ukszałtował się system polityczny frankizm</text:p>
      <text:p text:style-name="P3">jak nazywamy człowieka lubiącego życie rodzinne i dużo przebywającego w domu</text:p>
      <text:p text:style-name="P3">w którym polskim mieście można oglądać obraz J. Matejki Unia lubelska <text:s text:c="4"/><text:span text:style-name="T1">Lublin</text:span></text:p>
      <text:p text:style-name="P3">czy Hiroszima i Nagasaki leżą na tej samej wyspie <text:s text:c="38"/><text:span text:style-name="T1">NIE </text:span></text:p>
      <text:p text:style-name="P3">jak nazywali się jednoocy olbrzymi którzy razem z Hefajstosem produkowali pioruny dla Zeusa <text:s text:c="101"/><text:span text:style-name="T1"><text:s text:c="2"/>cyklopii</text:span></text:p>
      <text:p text:style-name="P3">który stopień w skali Beaforta ma cisza <text:s text:c="50"/><text:span text:style-name="T1"><text:s/>zero</text:span></text:p>
      <text:p text:style-name="P3">na którym międzynarodowym festiwalu filmowym laureaci dostają statuetkę złotego niedźwiedzia <text:s text:c="93"/><text:span text:style-name="T1">Berlin</text:span></text:p>
      <text:p text:style-name="P3">kto zwyciężył w pojedynku Kmicic- Wojodyjowski <text:s text:c="15"/></text:p>
      <text:p text:style-name="P3">jak reaguje źrenica oka po wkropleniu atropiny <text:s text:c="30"/><text:span text:style-name="T1"><text:s/>rozszerza się</text:span></text:p>
      <text:p text:style-name="P3">Siergiej Ławrow to szef dyplomacji którego państwa</text:p>
      <text:p text:style-name="P3">czego nie należy palić za sobą</text:p>
      <text:p text:style-name="P3"><text:soft-page-break/>kodeks Napoleona z 1804 dotyczył prawa cywilnego czy wojskowego</text:p>
      <text:p text:style-name="P3">w którym mieście piłkarze grają na stadionie Old Trafford <text:s text:c="16"/><text:span text:style-name="T1">Manchester</text:span></text:p>
      <text:p text:style-name="P3">jak nazywa się liczba określająca liczbę protonów w jądrze atomu <text:s text:c="3"/><text:span text:style-name="T1">liczba atomowa</text:span></text:p>
      <text:p text:style-name="P3">która kość ludzkiego szkieletu jest najdłuższa</text:p>
      <text:p text:style-name="P3">jagły to rodzaj kaszy, ryżu czy klusek</text:p>
      <text:p text:style-name="P3">w którym państwie znajdują się hrabstwa Kent, Essex i Safolk <text:s text:c="10"/><text:span text:style-name="T1"><text:s text:c="2"/>Wlk. Brytania</text:span></text:p>
      <text:p text:style-name="P3">z ilu ksiąg składają się roczniki Jana Długosza <text:s text:c="37"/><text:span text:style-name="T1">dwanaście</text:span></text:p>
      <text:p text:style-name="P3">która kolumny jońska, dorycka czy koryncka miała głowice z liścmi akantu <text:s text:c="2"/><text:span text:style-name="T1"><text:s text:c="2"/>koryncka</text:span></text:p>
      <text:p text:style-name="P3">jak nazywa się stolica Libanu <text:s text:c="61"/><text:span text:style-name="T1"><text:s text:c="3"/>Bejrut</text:span></text:p>
      <text:p text:style-name="P3">jaki tytuł nosi film Federico Felliniego z 1954 nagrodzony Oscarem, grał Antony Quinn </text:p>
      <text:p text:style-name="P4">La strada</text:p>
      <text:p text:style-name="P3">którą dziedziną nauki zajmował się Euklides <text:s text:c="39"/><text:span text:style-name="T1">geometria</text:span></text:p>
      <text:p text:style-name="P3">kubański dynamiczny taniec ludowy <text:s text:c="50"/><text:span text:style-name="T1"><text:s text:c="2"/>rumba</text:span></text:p>
      <text:p text:style-name="P3">czy porcelana jest dobrym przewodnikiem elektryczności <text:s text:c="18"/><text:span text:style-name="T1"><text:s/>nie</text:span> </text:p>
      <text:p text:style-name="P3">w którym kolorze jest kawior ryb jesiotrowatych <text:s text:c="31"/><text:span text:style-name="T1"><text:s text:c="2"/>czarny</text:span></text:p>
      <text:p text:style-name="P3">krążownik Szos to popularne określenie amerykańskich dużych <text:span text:style-name="T1">samochodów</text:span> czy motocykli</text:p>
      <text:p text:style-name="P3">jakie nazwisko nosi ojciec w tytule powieści Balzaca <text:s text:c="25"/><text:span text:style-name="T1">ojciec Gorio</text:span></text:p>
      <text:p text:style-name="P3">25 rocznica ślubu to jakie gody <text:s text:c="60"/><text:span text:style-name="T1"><text:s/>srebrne</text:span></text:p>
      <text:p text:style-name="P3">które państwo było inicjatorem I rozbioru Polski <text:s text:c="32"/><text:span text:style-name="T1"><text:s/>Prusy</text:span></text:p>
      <text:p text:style-name="P3">jak w mitologii greckiej nazywały się nimfy drzew <text:s text:c="29"/><text:span text:style-name="T1">driady</text:span></text:p>
      <text:p text:style-name="P3">galon jest jednostką objętością większą czy mniejszą od litra <text:s text:c="12"/><text:span text:style-name="T1"><text:s/>większa</text:span></text:p>
      <text:p text:style-name="P3">kto jest twórcą opery Loengreen <text:s text:c="58"/><text:span text:style-name="T1">Wagner</text:span></text:p>
      <text:p text:style-name="P3">ile dzieci z prawego łoża miał Zygmunt August <text:s text:c="33"/><text:span text:style-name="T1"><text:s/>bezdzietny</text:span></text:p>
      <text:p text:style-name="P3">jakim terminem określa się progi rzeczne na Nilu <text:s text:c="31"/><text:span text:style-name="T1">katarakty</text:span></text:p>
      <text:p text:style-name="P3">ile wynosi pierwiastek kwadratowy ze 121</text:p>
      <text:p text:style-name="P3">jakie imię biblijne nadała artur miller głównej postaci sztuki Czarownice z Salem, imię drugiej żony króla Dawida <text:s text:c="67"/><text:span text:style-name="T1">Abigail</text:span></text:p>
      <text:p text:style-name="P3">ile płuz ma bojer <text:s text:c="83"/><text:span text:style-name="T1">trzy </text:span></text:p>
      <text:p text:style-name="P3">w którym wieku działał komitet paryski <text:s text:c="46"/><text:span text:style-name="T1">XX w</text:span></text:p>
      <text:p text:style-name="P3">jakie imię nosiła żona Hektora <text:s text:c="61"/><text:span text:style-name="T1">Andromacha</text:span></text:p>
      <text:p text:style-name="P3">nad którą rzeką leży miasto Verdun <text:s text:c="53"/><text:span text:style-name="T1"><text:s/>Moza </text:span></text:p>
      <text:p text:style-name="P3">jak nazywa się ruchoma część puzonu <text:s text:c="49"/><text:span text:style-name="T1">suwak</text:span></text:p>
      <text:p text:style-name="P3"/>
      <text:p text:style-name="P2">III Etap</text:p>
      <text:p text:style-name="P2"/>
      <text:p text:style-name="P3">prezydentem którego państwa został w 2013 Giergi Markwelaszwili <text:s text:c="6"/><text:span text:style-name="T1"><text:s/>Gruzja</text:span></text:p>
      <text:p text:style-name="P3">wyrażenie skądinąd piszemy razem a jak piszemy skądinąd by <text:s text:c="16"/><text:span text:style-name="T1">rozdzielnie</text:span></text:p>
      <text:p text:style-name="P3">na którym półwyspie leży Jastarnia <text:s text:c="60"/><text:span text:style-name="T1">Helski</text:span></text:p>
      <text:p text:style-name="P3">kto w listopadzie 2013 został nowym selekcjonerem reprezentacji Polski w piłce nożnej <text:span text:style-name="T1">Adam Nawałka</text:span></text:p>
      <text:p text:style-name="P3">idzie mu na 6 krzyżyk to znaczy, ze ktoś ukończył 50 czy 60 lat <text:s text:c="13"/><text:span text:style-name="T1"><text:s text:c="2"/>50</text:span></text:p>
      <text:p text:style-name="P3">Ozyrys, Amon, Ptah to bogowie której mitologii <text:s text:c="38"/><text:span text:style-name="T1"><text:s/>egipt</text:span></text:p>
      <text:p text:style-name="P3">kto w Wlk. Brytanii nadaje order podwiązki <text:s text:c="44"/><text:span text:style-name="T1"><text:s text:c="3"/>król</text:span></text:p>
      <text:p text:style-name="P3">jak w kościele katolickim nazywa się ogół biskupów kraju <text:s text:c="24"/><text:span text:style-name="T1">episkopat</text:span></text:p>
      <text:p text:style-name="P3">puentylizm to technika malarska czy figura retoryczna <text:s text:c="30"/><text:span text:style-name="T1"><text:s/>technika</text:span></text:p>
      <text:p text:style-name="P3">ile oscarów za rezyserie zdobył do tej pory Roman Polański <text:s text:c="21"/><text:span text:style-name="T1"><text:s/>jeden</text:span></text:p>
      <text:p text:style-name="P3">który rycerz był zwany przez swego giermka rycerzem smętnego oblicza <text:s/><text:span text:style-name="T1"><text:s/>Don Kichot</text:span></text:p>
      <text:p text:style-name="P3"><text:soft-page-break/>o żarówkach mówi się setka, albo sześcdziesiątka co określamy <text:s text:c="12"/><text:span text:style-name="T1"><text:s text:c="2"/>moc</text:span></text:p>
      <text:p text:style-name="P3">na którym oceanie leży Midway znany z II WŚ <text:s text:c="39"/><text:span text:style-name="T1"><text:s/>Pacyfik</text:span></text:p>
      <text:p text:style-name="P3">którymi dwiema literami oznaczamy jednostkę Parsek <text:s text:c="29"/><text:span text:style-name="T1"><text:s/>bc</text:span></text:p>
      <text:p text:style-name="P3">jak nazywa się turniej skoków narciarskich rozgrywany w Obersdorfie, Innsbrucku itp</text:p>
      <text:p text:style-name="P3">która polska moneta ma większa średnicę: pięcio czy pięćdziesięciogroszówka <text:s text:c="3"/><text:span text:style-name="T1">5</text:span></text:p>
      <text:p text:style-name="P3">kto nakłonił Makbeta do zamordowania króla <text:s text:c="44"/><text:span text:style-name="T1">żona</text:span></text:p>
      <text:p text:style-name="P3">które polskie miasto dostało w 2013 r tytuł miasto literatury UNESCO <text:s text:c="6"/><text:span text:style-name="T1">Kraków</text:span></text:p>
      <text:p text:style-name="P3">ile konkurencji wchodzi w skład skoków lekkoatletycznych <text:s text:c="22"/><text:span text:style-name="T1"><text:s/>cztery</text:span></text:p>
      <text:p text:style-name="P3">osoba obdarowana to donator czy donatariusz <text:s text:c="42"/><text:span text:style-name="T1"><text:s/>donatariusz</text:span></text:p>
      <text:p text:style-name="P3">pod jakim pseudonimem artystycznym występowała Czesława Cieślak <text:s text:c="5"/><text:span text:style-name="T1">Villas</text:span></text:p>
      <text:p text:style-name="P3">hipoproteinemia to niedobór których związków w osoczu krwi</text:p>
      <text:p text:style-name="P3">w jakim kolorze był Sen Salomei w tytule powieści Słowackiego <text:s text:c="14"/><text:span text:style-name="T1"><text:s/>srebrny</text:span></text:p>
      <text:p text:style-name="P3">miodziarki, grzybiarki, tkaczki i ogniste to grupy których owadów <text:s text:c="13"/><text:span text:style-name="T1">mrówki</text:span></text:p>
      <text:p text:style-name="P3">w którym roku została uchwalona obecna Konstytucja RP <text:s text:c="26"/><text:span text:style-name="T1">1997</text:span></text:p>
      <text:p text:style-name="P3">helioskop służy do obserwowania Słońca czy Księżyca <text:s text:c="30"/><text:span text:style-name="T1"><text:s/>Słońca</text:span></text:p>
      <text:p text:style-name="P3">który ptak z opery Rimskiego-Korsakowa miał ostrzegać króla przed niebezpieczeństwem</text:p>
      <text:p text:style-name="P3"><text:s text:c="119"/><text:span text:style-name="T1"><text:s text:c="2"/>kogucik</text:span></text:p>
      <text:p text:style-name="P3">jak w tenisie nazywa się przerzucenie piłki wysokim łukiem nad przeciwnikiem <text:s text:c="3"/><text:span text:style-name="T1">lob</text:span></text:p>
      <text:p text:style-name="P3">dzierlatka to gatunek skowronka czy sikory <text:s text:c="51"/><text:span text:style-name="T1">skowronka</text:span></text:p>
      <text:p text:style-name="P3">w jakiej randze wojskowej był Kwiatkowski w tytule filmu Kutza <text:s text:c="13"/><text:span text:style-name="T1"><text:s text:c="2"/>pułkownik </text:span></text:p>
      <text:p text:style-name="P3">jaka jest najmniejsza dwucyfrowa liczba naturalna <text:s text:c="38"/><text:span text:style-name="T1"><text:s text:c="2"/>dziesięć</text:span></text:p>
      <text:p text:style-name="P3">kto pojawił się na Ziemii wcześniej dinozaury czy homo sapiens</text:p>
      <text:p text:style-name="P3">jak nazywa się szczyt górski w Himalajach, który był pierwszym zdobytym 8tysięcznikiem </text:p>
      <text:p text:style-name="P4">Annapurma</text:p>
      <text:p text:style-name="P3">czy zawartość tlenu w powietrzu atmosferycznym przekracza 30 % <text:s text:c="12"/><text:span text:style-name="T1"><text:s/>NIE </text:span></text:p>
      <text:p text:style-name="P3">rzewien to inna nazwa której rośliny <text:s text:c="62"/><text:span text:style-name="T1"><text:s/>rabarbar</text:span></text:p>
      <text:p text:style-name="P3">w którym roku zostały utworzone NATO, RWPG, NRD <text:s text:c="32"/><text:span text:style-name="T1">1949</text:span></text:p>
      <text:p text:style-name="P3">ile rzek wpada do jeziora Bajkał <text:s text:c="70"/><text:span text:style-name="T1">336</text:span></text:p>
      <text:p text:style-name="P3">który filozof żył najwcześniej Wolter, Bacon czy J.S. Mill <text:s text:c="28"/><text:span text:style-name="T1"><text:s/>Bacon</text:span></text:p>
      <text:p text:style-name="P3">co grało królowi w wierszu Marii Konopnickiej gdy poszedł na wojnę <text:s text:c="10"/><text:span text:style-name="T1">surmy zbrojne</text:span></text:p>
      <text:p text:style-name="P3">która międzynarodowa organizacja trzykrotnie otrzymała pokojową Nagrodę Nobla </text:p>
      <text:p text:style-name="P4">Międzynarodowy czerwony krzyż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8-27T21:59:26.04</meta:creation-date>
    <meta:document-statistic meta:table-count="0" meta:image-count="0" meta:object-count="0" meta:page-count="3" meta:paragraph-count="115" meta:word-count="995" meta:character-count="9668"/>
    <dc:date>2014-08-28T09:15:50.51</dc:date>
    <meta:editing-duration>PT00H02M15S</meta:editing-duration>
    <meta:editing-cycles>1</meta:editing-cycles>
    <meta:generator>OpenOffice.ux.pl/3.1$Win32 OpenOffice.org_project/310m11$Build-39399</meta:generator>
  </office:meta>
</office:document-meta>
</file>